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ato" svg:font-family="La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loext:opacity="100%" style:font-name="Arial" fo:font-size="14pt" fo:letter-spacing="normal" fo:font-style="normal" fo:font-weight="bold" officeooo:rsid="001a7d25" officeooo:paragraph-rsid="001a7d25" fo:background-color="#ffffff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Arial" fo:font-size="14pt" fo:letter-spacing="normal" fo:font-style="normal" fo:font-weight="bold" officeooo:paragraph-rsid="001a7d25" style:font-size-asian="14pt" style:font-size-complex="14pt"/>
    </style:style>
    <style:style style:name="P4" style:family="paragraph" style:parent-style-name="Standard">
      <style:text-properties fo:color="#ff4000" loext:opacity="100%" style:font-name="Arial" fo:font-size="20pt" fo:font-weight="bold" officeooo:paragraph-rsid="001a7d25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0000" loext:opacity="100%" style:font-name="Arial" fo:font-size="14pt" fo:background-color="#ffffff" style:font-size-asian="14pt" style:font-size-complex="14pt"/>
    </style:style>
    <style:style style:name="P6" style:family="paragraph" style:parent-style-name="Standard">
      <style:text-properties fo:color="#000000" loext:opacity="100%" style:font-name="Arial" fo:font-size="14pt" officeooo:paragraph-rsid="001a7d25" style:font-size-asian="14pt" style:font-size-complex="14pt"/>
    </style:style>
    <style:style style:name="P7" style:family="paragraph" style:parent-style-name="Text_20_body">
      <style:text-properties fo:color="#000000" loext:opacity="100%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color="#000000" loext:opacity="100%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4pt" fo:letter-spacing="normal" fo:font-style="normal" fo:font-weight="normal" officeooo:paragraph-rsid="0014089a" style:font-size-asian="14pt" style:font-size-complex="14pt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4pt" fo:letter-spacing="normal" fo:font-style="normal" fo:font-weight="normal" officeooo:paragraph-rsid="0015a038" style:font-size-asian="14pt" style:font-size-complex="14pt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4pt" fo:letter-spacing="normal" fo:font-style="normal" fo:font-weight="bold" officeooo:paragraph-rsid="0015a038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4pt" fo:letter-spacing="normal" style:font-size-asian="14pt" style:font-size-complex="14pt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4pt" fo:letter-spacing="normal" officeooo:paragraph-rsid="0018b8c0" style:font-size-asian="14pt" style:font-size-complex="14pt"/>
    </style:style>
    <style:style style:name="P1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" fo:font-size="16pt" fo:letter-spacing="normal" fo:font-style="normal" fo:font-weight="bold" officeooo:rsid="0014089a" officeooo:paragraph-rsid="0014089a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6pt" fo:letter-spacing="normal" fo:font-style="normal" fo:font-weight="bold" officeooo:paragraph-rsid="0014089a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" fo:font-size="20pt" fo:letter-spacing="normal" fo:font-style="normal" fo:font-weight="bold" officeooo:rsid="0014089a" officeooo:paragraph-rsid="0014089a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margin-left="0in" fo:margin-right="0in" fo:orphans="2" fo:widows="2" fo:text-indent="0in" style:auto-text-indent="false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fo:font-weight="bold" style:font-weight-asian="bold" style:font-weight-complex="bold"/>
    </style:style>
    <style:style style:name="P20" style:family="paragraph" style:parent-style-name="arial">
      <style:text-properties style:font-name="Arial" fo:font-size="14pt" fo:font-weight="normal" style:font-size-asian="14pt" style:font-weight-asian="normal" style:font-size-complex="14pt" style:font-weight-complex="normal"/>
    </style:style>
    <style:style style:name="P21" style:family="paragraph" style:parent-style-name="arial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arial">
      <style:text-properties style:font-name="Arial" fo:font-size="16pt" fo:font-weight="bold" style:font-size-asian="16pt" style:font-weight-asian="bold" style:font-size-complex="16pt" style:font-weight-complex="bold"/>
    </style:style>
    <style:style style:name="P23" style:family="paragraph" style:parent-style-name="arial">
      <style:text-properties fo:color="#000000" loext:opacity="100%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officeooo:rsid="001a7d25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fo:background-color="#ffff00" loext:char-shading-value="0"/>
    </style:style>
    <style:style style:name="T5" style:family="text">
      <style:text-properties officeooo:rsid="0014089a"/>
    </style:style>
    <style:style style:name="T6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loext:opacity="100%" style:font-name="Arial" fo:font-size="14pt" fo:letter-spacing="normal" fo:font-style="normal" fo:font-weight="normal" fo:background-color="#ffffff" loext:char-shading-value="0" style:font-size-asian="14pt" style:font-size-complex="14pt"/>
    </style:style>
    <style:style style:name="T8" style:family="text">
      <style:text-properties fo:font-variant="normal" fo:text-transform="none" fo:color="#000000" loext:opacity="100%" style:font-name="Arial" fo:font-size="14pt" fo:letter-spacing="normal" fo:font-style="normal" fo:font-weight="normal" officeooo:rsid="001a7d25" fo:background-color="#ffffff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font-name="Arial" fo:font-size="14pt" fo:letter-spacing="normal" fo:font-style="normal" style:font-size-asian="14pt" style:font-size-complex="14pt"/>
    </style:style>
    <style:style style:name="T10" style:family="text">
      <style:text-properties fo:font-variant="normal" fo:text-transform="none" fo:color="#000000" loext:opacity="100%" fo:letter-spacing="normal" fo:font-style="normal" fo:font-weight="normal" fo:background-color="#ffffff" loext:char-shading-value="0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a7d25" fo:background-color="#ffffff" loext:char-shading-value="0"/>
    </style:style>
    <style:style style:name="T12" style:family="text">
      <style:text-properties fo:font-variant="normal" fo:text-transform="none" style:font-name="Arial" fo:font-size="14pt" fo:letter-spacing="normal" fo:font-style="normal" fo:font-weight="normal" fo:background-color="#ffffff" loext:char-shading-value="0" style:font-size-asian="14pt" style:font-size-complex="14pt"/>
    </style:style>
    <style:style style:name="T13" style:family="text">
      <style:text-properties fo:font-variant="normal" fo:text-transform="none" style:font-name="Arial" fo:font-size="14pt" fo:letter-spacing="normal" fo:font-style="normal" fo:font-weight="normal" officeooo:rsid="001a7d25" fo:background-color="#ffffff" loext:char-shading-value="0" style:font-size-asian="14pt" style:font-size-complex="14pt"/>
    </style:style>
    <style:style style:name="T14" style:family="text">
      <style:text-properties fo:color="#374151" loext:opacity="100%" style:font-name="S hne" fo:font-size="12pt" fo:font-weight="normal"/>
    </style:style>
    <style:style style:name="T15" style:family="text">
      <style:text-properties fo:color="#374151" loext:opacity="100%" fo:font-size="12pt" fo:font-weight="normal"/>
    </style:style>
    <style:style style:name="T16" style:family="text">
      <style:text-properties fo:color="#374151" loext:opacity="100%" fo:font-weight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4089a" style:font-weight-asian="bold" style:font-weight-complex="bold"/>
    </style:style>
    <style:style style:name="T19" style:family="text">
      <style:text-properties fo:color="#ff4000" loext:opacity="100%" style:font-name="Arial"/>
    </style:style>
    <style:style style:name="T20" style:family="text">
      <style:text-properties officeooo:rsid="001a7d25"/>
    </style:style>
    <style:style style:name="T21" style:family="text">
      <style:text-properties officeooo:rsid="001a7d25" fo:background-color="#ffffff" loext:char-shading-value="0" style:font-size-asian="14pt" style:font-weight-asian="bold" style:font-size-complex="14pt" style:font-weight-complex="bold"/>
    </style:style>
    <style:style style:name="T22" style:family="text">
      <style:text-properties officeooo:rsid="001a7d25" fo:background-color="#ffffff" loext:char-shading-value="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he Office Chat App</text:p>
      <text:p text:style-name="P15"/>
      <text:p text:style-name="P9"><text:span text:style-name="T18">The Office Chat App</text:span> е <text:span text:style-name="T5">социјална мрежа</text:span> која е наменета <text:span text:style-name="T5">за дружење и размена на информации</text:span></text:p>
      <text:p text:style-name="P9"/>
      <text:p text:style-name="P16">Страни (views) на апликацијата</text:p>
      <text:p text:style-name="P21">Апликацијата се состои од следните страни:</text:p>
      <text:p text:style-name="P21"/>
      <text:p text:style-name="P23">1.<text:span text:style-name="T17"> Главна страница (Default page):</text:span> На оваа страница, корисниците може да изберат дали сакаат да се најават (Login) или да креираат нова корисничка сметка (Register).</text:p>
      <text:p text:style-name="P23">2<text:span text:style-name="T17">. Страница за најава (Login-page):</text:span> Корисниците можат да се најават со своите постоечки креденцијали. Тука ќе треба да внесат својот кориснички е-маил и лозинка.</text:p>
      <text:p text:style-name="P23">3. <text:span text:style-name="T17">Страница за регистрација (Register-page): </text:span>На оваа страница, новите корисници можат да креираат своја корисничка сметка. При регистрацијата, ќе биде потребно да внесат потребните информации, како име, е-маил и лозинка.</text:p>
      <text:p text:style-name="P23">4. <text:span text:style-name="T17">Домашна страница (Home-page):</text:span> Оваа страница е достапна само за логирани корисници. На неа, корисниците можат да креираат нови постови и да ги разгледуваат постовите кои ги објавиле другите корисници.</text:p>
      <text:p text:style-name="P23">5. <text:span text:style-name="T17">Профил страница (Myprofile-page): </text:span>На оваа страница, логираниот корисник може да ги види своите постови, како и да ги брише ако сака. Исто така, има можност да се одјави од апликацијата.</text:p>
      <text:p text:style-name="P20"/>
      <text:p text:style-name="P22">Начин на изработка</text:p>
      <text:p text:style-name="P10">При изработка на апликацијата треба да се користат следниве алатки/технологии.</text:p>
      <text:p text:style-name="P10"/>
      <text:p text:style-name="P13">● <text:span text:style-name="T3">Node.js</text:span></text:p>
      <text:p text:style-name="P13">● <text:span text:style-name="T3">MongoDB</text:span></text:p>
      <text:p text:style-name="P13"><text:soft-page-break/>● <text:span text:style-name="T3">Express.js</text:span></text:p>
      <text:p text:style-name="P13">● <text:span text:style-name="T3">Express middleware за jwt, </text:span><text:span text:style-name="T4">file upload</text:span></text:p>
      <text:p text:style-name="P13">● <text:span text:style-name="T3">Node.js библиотека за работа со bcrypt, валидација на податоци, работа со MongoDB</text:span></text:p>
      <text:p text:style-name="P14"><text:span text:style-name="T3">● EJS – Embedded JavaScript Templating.</text:span></text:p>
      <text:p text:style-name="P13"><text:span text:style-name="T3"/></text:p>
      <text:p text:style-name="P19"><text:span text:style-name="T9">Алатки кои се </text:span><text:span text:style-name="T19">забранети</text:span><text:span text:style-name="T9"> да се користат:</text:span></text:p>
      <text:p text:style-name="P18"><text:span text:style-name="T6"/></text:p>
      <text:p text:style-name="P13">● <text:span text:style-name="T3">Bootstrap, Tailwind или било кој друг css (или css-in-js) framework</text:span></text:p>
      <text:p text:style-name="P13">● <text:span text:style-name="T3">Алатки за автоматско генерирање на код</text:span></text:p>
      <text:p text:style-name="P13">● <text:span text:style-name="T3">Passport.js или слични библиотеки за автентикација</text:span></text:p>
      <text:p text:style-name="P13"><text:span text:style-name="T3"/></text:p>
      <text:p text:style-name="P12">Серверската апликација треба да биде составена од следниве посебни сервиси:</text:p>
      <text:p text:style-name="P11"><text:span text:style-name="T3"/></text:p>
      <text:p text:style-name="P13">● <text:span text:style-name="T3">Серверска апликација изработена во Node.js/MongoDB</text:span></text:p>
      <text:p text:style-name="P13">● <text:span text:style-name="T3">Сервис за авторизација (auth)</text:span></text:p>
      <text:p text:style-name="P13">● <text:span text:style-name="T3">Сервис за менаџирање на корисници (users)</text:span></text:p>
      <text:p text:style-name="P13">● <text:span text:style-name="T3">Сервис за настани (events)</text:span></text:p>
      <text:p text:style-name="P13">● <text:span text:style-name="T3">Сервис за работа со фајлови (upload)</text:span></text:p>
      <text:p text:style-name="P10"/>
      <text:p text:style-name="P10">Кодот треба да биде поставен на git. Додека трае развојот repository-то треба да биде затворено за да се заштити од копирање од други страни. Редовниот и постепениот развој треба да биде прикажан преку git commit-и, што значи дека треба да биде развиен за време на целиот период за развој, а не во еден или два наврати. По завршувањето на проектот, пред крајната презентација repository-то треба да се отвори за да биде достапно за преглед од оценувачите.</text:p>
      <text:p text:style-name="P10"/>
      <text:p text:style-name="P10"/>
      <text:p text:style-name="P10"/>
      <text:p text:style-name="P10"><text:soft-page-break/>Напомена</text:p>
      <text:p text:style-name="P13">● <text:span text:style-name="T3">Крајниот резултат треба да биде заснован на дизајнот кој ви е споделен заедно со овој документ.</text:span></text:p>
      <text:p text:style-name="P13">● <text:span text:style-name="T3">Апликацијата треба да биде изработена од еден студент, без надворешна помош.</text:span></text:p>
      <text:p text:style-name="P13">● <text:span text:style-name="T3">Користењето на туѓ код/труд ќе биде санкционирано согласно правилата дефинирани од страна на Семос Едукација</text:span></text:p>
      <text:p text:style-name="P1"/>
      <text:p text:style-name="P4">Бонус:</text:p>
      <text:p text:style-name="P6"/>
      <text:p text:style-name="P7">Логираниот корисник на Office Chat App ќе има можност да го едитира својот сопствен пост на страницата за профил.</text:p>
      <text:p text:style-name="P8"><text:span text:style-name="T12">- Едитирај го својот пост (Edit post): Кога логираниот корисник ќе пристапи на својата профил</text:span><text:span text:style-name="T13">на</text:span><text:span text:style-name="T12"> страница, ќе има опција да ја уредува својата објавена содржина. Кликнувајќи на опцијата "</text:span><text:span text:style-name="T13">edit</text:span><text:span text:style-name="T12">" на својот пост, ќе му се отвори специјален прозорец за уредување каде што ќе може да ги промени деталите на својата објава</text:span></text:p>
      <text:p text:style-name="P5"/>
      <text:p text:style-name="P2">На Office Chat App, секој пост ќе го прикажува времето кога е креиран.</text:p>
      <text:p text:style-name="P2"/>
      <text:p text:style-name="P3"><text:span text:style-name="T22">- </text:span><text:span text:style-name="T1">Прикажување на времето на креирање на постот (Post creation time): Кога корисникот ќе објави нов пост на Домашната страница, ќе се прикаже точното време кога постот е креиран. Оваа информација ќе биде видлива за сите корисници кои го </text:span><text:span text:style-name="T2">гледаат</text:span><text:span text:style-name="T1"> посто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ato" svg:font-family="La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rial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family="Arial" style:font-family-generic="swiss" style:font-pitch="variable" fo:font-size="14pt" fo:letter-spacing="normal" fo:font-style="normal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2:19:44.255998569</meta:creation-date>
    <dc:date>2023-07-24T13:13:41.585279886</dc:date>
    <meta:editing-duration>PT12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37" meta:word-count="533" meta:character-count="3371" meta:non-whitespace-character-count="2874"/>
  </office:meta>
</office:document-meta>
</file>